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6" style:family="table-cell" style:parent-style-name="Footnote">
      <style:table-cell-properties fo:border="0.74pt solid #000000"/>
      <style:text-properties style:use-window-font-color="true"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6" table:default-cell-style-name="Default"/>
        <table:table-row table:style-name="ro1"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EBEP ?</text:p>
          </table:table-cell>
          <table:table-cell table:style-name="ce3" office:value-type="string" calcext:value-type="string">
            <text:p>Eval 1 (/5)</text:p>
            <text:p>(15/09)</text:p>
          </table:table-cell>
          <table:table-cell table:style-name="ce3" office:value-type="string" calcext:value-type="string">
            <text:p>Eval 2 (/20)</text:p>
            <text:p>(02/10)</text:p>
          </table:table-cell>
          <table:table-cell table:style-name="ce3" office:value-type="string" calcext:value-type="string">
            <text:p>Eval 3 (/10)</text:p>
            <text:p>(13/10)</text:p>
          </table:table-cell>
          <table:table-cell table:style-name="ce3" office:value-type="string" calcext:value-type="string">
            <text:p>Eval 4 (/10)</text:p>
            <text:p>(17/10)</text:p>
          </table:table-cell>
          <table:table-cell table:style-name="ce7"/>
          <table:table-cell table:style-name="ce8" table:number-columns-repeated="1016"/>
        </table:table-row>
        <table:table-row table:style-name="ro2">
          <table:table-cell office:value-type="string" calcext:value-type="string">
            <text:p>ABSCHEID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EBEP</text:p>
          </table:table-cell>
          <table:table-cell office:value-type="float" office:value="1.25" calcext:value-type="float">
            <text:p>1,25</text:p>
          </table:table-cell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DO DE LAUBIER</text:p>
          </table:table-cell>
          <table:table-cell office:value-type="string" calcext:value-type="string">
            <text:p>Timothée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AUVIR</text:p>
          </table:table-cell>
          <table:table-cell office:value-type="string" calcext:value-type="string">
            <text:p>Maxime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LLORE</text:p>
          </table:table-cell>
          <table:table-cell office:value-type="string" calcext:value-type="string">
            <text:p>Dian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abs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RGEOIS-BOUTIN</text:p>
          </table:table-cell>
          <table:table-cell office:value-type="string" calcext:value-type="string">
            <text:p>Constanc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U MARZIN</text:p>
          </table:table-cell>
          <table:table-cell office:value-type="string" calcext:value-type="string">
            <text:p>Zélie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9.5" calcext:value-type="float">
            <text:p>9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I MAO</text:p>
          </table:table-cell>
          <table:table-cell office:value-type="string" calcext:value-type="string">
            <text:p>Luc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UAU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2.25" calcext:value-type="float">
            <text:p>2,2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LINEAU DE MEEZEMAKER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LANOUE</text:p>
          </table:table-cell>
          <table:table-cell office:value-type="string" calcext:value-type="string">
            <text:p>Gaut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CECCA</text:p>
          </table:table-cell>
          <table:table-cell office:value-type="string" calcext:value-type="string">
            <text:p>Ezechiel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.5" calcext:value-type="float">
            <text:p>8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ENO-TABOT</text:p>
          </table:table-cell>
          <table:table-cell office:value-type="string" calcext:value-type="string">
            <text:p>Alihu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,5</text:p>
          </table:table-cell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UBERN</text:p>
          </table:table-cell>
          <table:table-cell office:value-type="string" calcext:value-type="string">
            <text:p>Thibault</text:p>
          </table:table-cell>
          <table:table-cell/>
          <table:table-cell office:value-type="float" office:value="3.25" calcext:value-type="float">
            <text:p>3,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HASSERIEAU</text:p>
          </table:table-cell>
          <table:table-cell office:value-type="string" calcext:value-type="string">
            <text:p>Gabor</text:p>
          </table:table-cell>
          <table:table-cell office:value-type="string" calcext:value-type="string">
            <text:p>EBEP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URTEBISE</text:p>
          </table:table-cell>
          <table:table-cell office:value-type="string" calcext:value-type="string">
            <text:p>Victoir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UEL</text:p>
          </table:table-cell>
          <table:table-cell office:value-type="string" calcext:value-type="string">
            <text:p>Oscar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GE RO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HOULALENE</text:p>
          </table:table-cell>
          <table:table-cell office:value-type="string" calcext:value-type="string">
            <text:p>Lino</text:p>
          </table:table-cell>
          <table:table-cell/>
          <table:table-cell table:number-columns-repeated="4" office:value-type="string" calcext:value-type="string">
            <text:p>ab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3.5" calcext:value-type="float">
            <text:p>3,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.5" calcext:value-type="float">
            <text:p>8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BLONDEL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VY</text:p>
          </table:table-cell>
          <table:table-cell office:value-type="string" calcext:value-type="string">
            <text:p>Joh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NORET</text:p>
          </table:table-cell>
          <table:table-cell office:value-type="string" calcext:value-type="string">
            <text:p>Audél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SFARI</text:p>
          </table:table-cell>
          <table:table-cell office:value-type="string" calcext:value-type="string">
            <text:p>Isatys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DOUX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MBAUD</text:p>
          </table:table-cell>
          <table:table-cell office:value-type="string" calcext:value-type="string">
            <text:p>How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,5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AHUN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ULNIER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UTEJEAU</text:p>
          </table:table-cell>
          <table:table-cell office:value-type="string" calcext:value-type="string">
            <text:p>Rich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ULARD</text:p>
          </table:table-cell>
          <table:table-cell office:value-type="string" calcext:value-type="string">
            <text:p>Jo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5.5" calcext:value-type="float">
            <text:p>5,5</text:p>
          </table:table-cell>
          <table:table-cell office:value-type="float" office:value="9.5" calcext:value-type="float">
            <text:p>9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ION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7.5" calcext:value-type="float">
            <text:p>7,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URNADE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EBEP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 table:number-columns-repeated="3"/>
          <table:table-cell table:style-name="Default" table:formula="of:=AVERAGE([.D2:.D32])" office:value-type="float" office:value="3.24166666666667" calcext:value-type="float">
            <text:p>3,24166666666667</text:p>
          </table:table-cell>
          <table:table-cell table:style-name="Default" table:formula="of:=AVERAGE([.E2:.E32])" office:value-type="float" office:value="9.74137931034483" calcext:value-type="float">
            <text:p>9,74137931034483</text:p>
          </table:table-cell>
          <table:table-cell table:style-name="Default" table:formula="of:=AVERAGE([.F2:.F32])" office:value-type="float" office:value="6.32758620689655" calcext:value-type="float">
            <text:p>6,32758620689655</text:p>
          </table:table-cell>
          <table:table-cell table:style-name="Default" table:formula="of:=AVERAGE([.G2:.G32])" office:value-type="float" office:value="7.25" calcext:value-type="float">
            <text:p>7,25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Default" table:number-columns-repeated="3"/>
          <table:table-cell table:style-name="Default" table:formula="of:=STDEV([.D2:.D32])" office:value-type="float" office:value="1.36376022600125" calcext:value-type="float">
            <text:p>1,36376022600125</text:p>
          </table:table-cell>
          <table:table-cell table:style-name="Default" table:formula="of:=STDEV([.E2:.E32])" office:value-type="float" office:value="4.98501448925959" calcext:value-type="float">
            <text:p>4,98501448925959</text:p>
          </table:table-cell>
          <table:table-cell table:style-name="Default" table:formula="of:=STDEV([.F2:.F32])" office:value-type="float" office:value="2.82929781189156" calcext:value-type="float">
            <text:p>2,82929781189156</text:p>
          </table:table-cell>
          <table:table-cell table:style-name="Default" table:formula="of:=STDEV([.G2:.G32])" office:value-type="float" office:value="1.90620583611927" calcext:value-type="float">
            <text:p>1,90620583611927</text:p>
          </table:table-cell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 number:decimal-places="1"/>
    </number:time-style>
    <number:date-style style:name="N142">
      <number:day number:style="long"/>
      <number:text>-</number:text>
      <number:month number:textual="true"/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6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9:22.484445921</meta:creation-date>
    <dc:date>2023-11-05T14:36:24.978379738</dc:date>
    <meta:editing-duration>PT5H6M44S</meta:editing-duration>
    <meta:editing-cycles>17</meta:editing-cycles>
    <meta:generator>LibreOffice/7.3.7.2$Linux_X86_64 LibreOffice_project/30$Build-2</meta:generator>
    <meta:print-date>2023-09-14T23:17:28.403977450</meta:print-date>
    <meta:document-statistic meta:table-count="1" meta:cell-count="210" meta:object-count="0"/>
  </office:meta>
</office:document-meta>
</file>